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1" style:family="text">
      <style:text-properties officeooo:rsid="00a5eb63"/>
    </style:style>
    <style:style style:name="T12" style:family="text">
      <style:text-properties officeooo:rsid="00a5f455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aa4d99"/>
    </style:style>
    <style:style style:name="T15" style:family="text">
      <style:text-properties officeooo:rsid="00ab0832"/>
    </style:style>
    <style:style style:name="T16" style:family="text">
      <style:text-properties officeooo:rsid="00acd28a"/>
    </style:style>
    <style:style style:name="T17" style:family="text">
      <style:text-properties officeooo:rsid="00ae4882"/>
    </style:style>
    <style:style style:name="T18" style:family="text">
      <style:text-properties officeooo:rsid="00aa47f3"/>
    </style:style>
    <style:style style:name="T19" style:family="text">
      <style:text-properties officeooo:rsid="00b0eeec"/>
    </style:style>
    <style:style style:name="T20" style:family="text">
      <style:text-properties officeooo:rsid="00b3e1f4"/>
    </style:style>
    <style:style style:name="T21" style:family="text">
      <style:text-properties officeooo:rsid="00b53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47"/>
      <text:p text:style-name="P16"/>
      <text:p text:style-name="P17">Hallo, mein Name ist Alex, und das ist meine Familie.</text:p>
      <text:p text:style-name="P16"/>
      <text:p text:style-name="P17">[ ħalo majn name ist Alex, und das ist majna Familja ]</text:p>
      <text:p text:style-name="P16"/>
      <text:p text:style-name="P15"/>
      <text:p text:style-name="P18">Ich habe zwei Geschwister.</text:p>
      <text:p text:style-name="P18">[ iħx <text:s/>ħabe <text:s/><text:span text:style-name="T6">ż</text:span>vaj <text:s/>gi-xwesta]</text:p>
      <text:p text:style-name="P18"/>
      <text:p text:style-name="P18">Das ist mine Schwesta Haley, und das ist mein Bruder Luke.</text:p>
      <text:p text:style-name="P18">[ Das ist majni xwesta Ħali, und das ist majn Bruda Luke ].</text:p>
      <text:p text:style-name="P18"/>
      <text:p text:style-name="P18">Das ist meine Eltern</text:p>
      <text:p text:style-name="P18">[ Das ist majne Eltan] <text:s/></text:p>
      <text:p text:style-name="P18"/>
      <text:p text:style-name="P18">Mein Vater heißt Phil, und meine Mutter heißt Claire.</text:p>
      <text:p text:style-name="P18">[ majn fata ħajst Fil, und majne Mqutter ħajst Cler ]</text:p>
      <text:p text:style-name="P18"/>
      <text:p text:style-name="P19">Das ist mein Großvater. Sein Name ist Jay.</text:p>
      <text:p text:style-name="P19">[ das is majn grosfata. <text:span text:style-name="T6">Ż</text:span>ajn name ist <text:span text:style-name="T6">ġ</text:span>ej ]</text:p>
      <text:p text:style-name="P19"/>
      <text:p text:style-name="P19">Das ist seine Frau, Gloria.</text:p>
      <text:p text:style-name="P20">[ Das ist <text:s/><text:span text:style-name="T6">ż</text:span>ajne fraw, Glorja ]</text:p>
      <text:p text:style-name="P20"/>
      <text:p text:style-name="P20">Aber, ist sie meine Großmutter?<text:tab/><text:tab/><text:tab/><text:tab/>But is she my grandmother?</text:p>
      <text:p text:style-name="P20">[ Aba, ist majne grosmutter? ]</text:p>
      <text:p text:style-name="P20"/>
      <text:p text:style-name="P20">Ihr Sohn heißt Manny.</text:p>
      <text:p text:style-name="P20">[ ija <text:span text:style-name="T6">Ż</text:span>on ħajst Many ]</text:p>
      <text:p text:style-name="P20"/>
      <text:p text:style-name="P20">Das ist mein Onkel Mitchel</text:p>
      <text:p text:style-name="P20">[ das ist majn ankel micil ]</text:p>
      <text:p text:style-name="P20"/>
      <text:p text:style-name="P23">Er ist der Bruder, von meiner Mutter.<text:tab/><text:tab/><text:tab/><text:tab/>He's the brother of my mother.</text:p>
      <text:p text:style-name="P24">[ Er ist der bruda, fon majna Muta ]</text:p>
      <text:p text:style-name="P23"/>
      <text:p text:style-name="P23">Ich habe keine Tante<text:tab/><text:tab/><text:tab/><text:tab/><text:tab/><text:tab/>I don't have an aunt</text:p>
      <text:p text:style-name="P24">[ iħx ħabe kajne Tanta <text:s/>]</text:p>
      <text:p text:style-name="P24">keine [ kajne ]<text:tab/><text:tab/><text:tab/><text:tab/><text:tab/><text:tab/><text:tab/>no</text:p>
      <text:p text:style-name="P24"/>
      <text:p text:style-name="P24">Sondern einen zweiten Onkel, Can.<text:tab/><text:tab/><text:tab/><text:tab/>But a second uncle, Can.</text:p>
      <text:p text:style-name="P24">[ <text:span text:style-name="T6">Ż</text:span>ondan ajnen <text:span text:style-name="T6">ż</text:span>vajten Unkel, Ken ]</text:p>
      <text:p text:style-name="P25">Sondern [ <text:span text:style-name="T6">Ż</text:span>ondan ]<text:tab/><text:tab/><text:tab/><text:tab/><text:tab/><text:tab/>Rather</text:p>
      <text:p text:style-name="P25">zweiten <text:s/><text:span text:style-name="T7">[ </text:span><text:span text:style-name="T6">ż</text:span>vajten <text:span text:style-name="T7">]<text:tab/><text:tab/><text:tab/><text:tab/><text:tab/><text:tab/>second</text:span></text:p>
      <text:p text:style-name="P25">einen <text:span text:style-name="T7">[ </text:span>ajnen<text:span text:style-name="T7">]<text:tab/><text:tab/><text:tab/><text:tab/><text:tab/><text:tab/><text:tab/>a</text:span></text:p>
      <text:p text:style-name="P26"><text:soft-page-break/>Sie haben eine Tochter.<text:tab/><text:tab/><text:tab/><text:tab/><text:tab/><text:tab/><text:span text:style-name="T8">They have a daughter.</text:span></text:p>
      <text:p text:style-name="P22">[ <text:span text:style-name="T6">Ż</text:span>i ħaben ajne toħta ]</text:p>
      <text:p text:style-name="P22"/>
      <text:p text:style-name="P22">Lily ist meine Cousine.<text:tab/><text:tab/><text:tab/><text:tab/><text:tab/><text:tab/>Lily is my cousin.</text:p>
      <text:p text:style-name="P22">[ Lili ist majna Ku<text:span text:style-name="T6">ż</text:span>ina ]</text:p>
      <text:p text:style-name="P22"/>
      <text:p text:style-name="P22">Naja, das ist meine Familie!<text:tab/><text:tab/><text:tab/><text:tab/><text:tab/>Well, that's my family!</text:p>
      <text:p text:style-name="P2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1">die Mutter</text:p>
      <text:p text:style-name="P21">der Vater</text:p>
      <text:p text:style-name="P21">die Eltern</text:p>
      <text:p text:style-name="P21">der Mann</text:p>
      <text:p text:style-name="P21">die Frau</text:p>
      <text:p text:style-name="P21">die Kinder</text:p>
      <text:p text:style-name="P21">der Sohn</text:p>
      <text:p text:style-name="P21">die Tochter</text:p>
      <text:p text:style-name="P21">der Bruder</text:p>
      <text:p text:style-name="P21">die Schwaster</text:p>
      <text:p text:style-name="P21">die Geschwister</text:p>
      <text:p text:style-name="P27">der Opa</text:p>
      <text:p text:style-name="P27">der Großvater</text:p>
      <text:p text:style-name="P27">die Oma</text:p>
      <text:p text:style-name="P27">die Großmutter</text:p>
      <text:p text:style-name="P27">die Grosßeltern</text:p>
      <text:p text:style-name="P27">die Tante</text:p>
      <text:p text:style-name="P27">der Onkel</text:p>
      <text:p text:style-name="P27">der Cousin</text:p>
      <text:p text:style-name="P27">die Cousine</text:p>
      <text:p text:style-name="P27"/>
      <text:p text:style-name="P8">_________________________________________________________________________________________________</text:p>
      <text:p text:style-name="P8"/>
      <text:p text:style-name="P48">Die Nomen <text:s text:c="2"/>[ di Nomen ] <text:s text:c="2"/>The nouns</text:p>
      <text:p text:style-name="P48"/>
      <text:p text:style-name="P28">der Vater<text:tab/></text:p>
      <text:p text:style-name="P28">die Mutter</text:p>
      <text:p text:style-name="P27">das Kind</text:p>
      <text:p text:style-name="P27"/>
      <text:p text:style-name="P28">der ( masculine )</text:p>
      <text:p text:style-name="P28">die ( feminine )</text:p>
      <text:p text:style-name="P28">das ( neutral )</text:p>
      <text:p text:style-name="P28">die ( plural )</text:p>
      <text:p text:style-name="P27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49">Der, die order das?<text:span text:style-name="T9"> <text:s/>[ der, die order das? ]</text:span></text:p>
      <text:p text:style-name="P49"/>
      <text:p text:style-name="P49"/>
      <text:p text:style-name="P29"><text:span text:style-name="T1">der masculine</text:span> – used for male people and professions:</text:p>
      <text:p text:style-name="P29"/>
      <text:p text:style-name="P29">der Vater, <text:s/><text:tab/>der Bruder, <text:tab/>der Arzt <text:s/>[ Azt ]<text:tab/>{ male doctor / <text:s/>physician }</text:p>
      <text:p text:style-name="P29"/>
      <text:p text:style-name="P29"/>
      <text:p text:style-name="P29">Also used for weekdays, months and seasons:</text:p>
      <text:p text:style-name="P29"/>
      <text:p text:style-name="P29">der Montag, <text:tab/><text:tab/>der Januar, <text:tab/><text:tab/>der Sommer</text:p>
      <text:p text:style-name="P29">[ der Mun-ag ]<text:tab/><text:tab/>[ der Jan-wa ]<text:tab/><text:tab/>[ der <text:span text:style-name="T6">Ż</text:span>omma ]</text:p>
      <text:p text:style-name="P29"/>
      <text:p text:style-name="P29"/>
      <text:p text:style-name="P29">Words that ends with -er :</text:p>
      <text:p text:style-name="P29"/>
      <text:p text:style-name="P29">der Vater</text:p>
      <text:p text:style-name="P29"/>
      <text:p text:style-name="P29"/>
      <text:p text:style-name="P29">Words ending with -ismus [is-mus]:</text:p>
      <text:p text:style-name="P29"/>
      <text:p text:style-name="P29">der kapitalismus</text:p>
      <text:p text:style-name="P29">[ der ka-pi-ta-lis-mus ]</text:p>
      <text:p text:style-name="P29"/>
      <text:p text:style-name="P29"/>
      <text:p text:style-name="P29">Words ending with -ling <text:s/>[ -ling ]:</text:p>
      <text:p text:style-name="P29"/>
      <text:p text:style-name="P29">der Liebling<text:tab/><text:tab/>{ the favorite one / the darling }<text:tab/></text:p>
      <text:p text:style-name="P29">[ der lib-ling ]</text:p>
      <text:p text:style-name="P29"/>
      <text:p text:style-name="P29"/>
      <text:p text:style-name="P29">For most Cars and alcholic drinks:</text:p>
      <text:p text:style-name="P29"/>
      <text:p text:style-name="P29">der Mercedes,<text:tab/><text:tab/>der Wein,<text:tab/><text:tab/>der Wodka,<text:tab/><text:tab/>der Rum</text:p>
      <text:p text:style-name="P29">[ der Mer-se-dis ]<text:tab/>[ der Vajn ]<text:tab/><text:tab/>[ der Vodka ]<text:tab/><text:tab/>[ der Rqum ]</text:p>
      <text:p text:style-name="P29"/>
      <text:p text:style-name="P29">But not:</text:p>
      <text:p text:style-name="P29">dar Bier <text:s/>[ das Biir ]</text:p>
      <text:p text:style-name="P29"/>
      <text:p text:style-name="P29"/>
      <text:p text:style-name="P29"/>
      <text:p text:style-name="P30"><text:span text:style-name="T1">die femininum</text:span> – female people and professions </text:p>
      <text:p text:style-name="P30"/>
      <text:p text:style-name="P30">die Mutter, <text:tab/><text:tab/>die Kollegin, <text:tab/><text:tab/>die <text:s/><text:span text:style-name="T6">Ä</text:span>rztin</text:p>
      <text:p text:style-name="P30">[ di Mutta ]<text:tab/><text:tab/>[ di Kol-legin ]<text:tab/><text:tab/>[ di <text:s/>Ezt-in ]</text:p>
      <text:p text:style-name="P30"/>
      <text:p text:style-name="P30"><text:soft-page-break/>But not:<text:tab/>das M<text:span text:style-name="T6">ä</text:span>dchen</text:p>
      <text:p text:style-name="P30"><text:tab/><text:tab/>[ das Me-<text:span text:style-name="T6">ċ</text:span>jin ] </text:p>
      <text:p text:style-name="P30"/>
      <text:p text:style-name="P30">Word ending in <text:s/>-heit [ ħajt ] <text:s/>and <text:s/>-keit <text:s/>[ kajt ]</text:p>
      <text:p text:style-name="P30"/>
      <text:p text:style-name="P30">die freiheit<text:tab/><text:tab/>die M<text:span text:style-name="T6">ö</text:span>glichkeit</text:p>
      <text:p text:style-name="P30">[ di <text:s/>fraj-ħajt ]<text:tab/><text:tab/>[ di Mqug-liħ-kajt ]</text:p>
      <text:p text:style-name="P30">freedom<text:tab/><text:tab/>possibility</text:p>
      <text:p text:style-name="P30"/>
      <text:p text:style-name="P30"/>
      <text:p text:style-name="P30">Words ending in -schft<text:tab/>[ xaft ]</text:p>
      <text:p text:style-name="P30"/>
      <text:p text:style-name="P30">die Freundschaft<text:tab/>[ di frond-xaft ]<text:tab/><text:tab/>friendship</text:p>
      <text:p text:style-name="P30"/>
      <text:p text:style-name="P30"/>
      <text:p text:style-name="P30">Words ending in -ung<text:tab/>[ ung ]</text:p>
      <text:p text:style-name="P30"/>
      <text:p text:style-name="P30">die Rechnung<text:tab/><text:span text:style-name="T11">[ reħ-nung ]<text:tab/>the bill / invoice</text:span></text:p>
      <text:p text:style-name="P32"/>
      <text:p text:style-name="P32"/>
      <text:p text:style-name="P32">Words ending in -e, <text:s/>-ei <text:s/>or <text:s/>-ie</text:p>
      <text:p text:style-name="P32"/>
      <text:p text:style-name="P32">die Lampe<text:tab/><text:tab/>die <text:s/>Philosophie</text:p>
      <text:p text:style-name="P32">[ di Lampa ]<text:tab/><text:tab/>[ di fil-os-o-fi ]</text:p>
      <text:p text:style-name="P32"/>
      <text:p text:style-name="P32">And all the plural nouns will have the article die.</text:p>
      <text:p text:style-name="P32"/>
      <text:p text:style-name="P32"/>
      <text:p text:style-name="P50">Das neutral</text:p>
      <text:p text:style-name="P33"/>
      <text:p text:style-name="P31">das M<text:span text:style-name="T6">ä</text:span>dchen<text:tab/><text:tab/><text:span text:style-name="T12">das Bier</text:span></text:p>
      <text:p text:style-name="P31">[ das Me-<text:span text:style-name="T6">ċ</text:span>jin ] </text:p>
      <text:p text:style-name="P31"/>
      <text:p text:style-name="P33">All the words that end in -chen <text:s/>[ xen ]:</text:p>
      <text:p text:style-name="P33"/>
      <text:p text:style-name="P31">das M<text:span text:style-name="T6">ä</text:span>dchen</text:p>
      <text:p text:style-name="P31"/>
      <text:p text:style-name="P31"/>
      <text:p text:style-name="P33">All the words ends in -lein <text:s/>[ lajn ]:</text:p>
      <text:p text:style-name="P33"/>
      <text:p text:style-name="P33">das <text:s/>Fr<text:span text:style-name="T6">ä</text:span>ulein<text:tab/> <text:s/>[ das <text:s/>froj-lajn ]<text:tab/>miss / young lady</text:p>
      <text:p text:style-name="P33"/>
      <text:p text:style-name="P33"/>
      <text:p text:style-name="P33">Most latin based words:</text:p>
      <text:p text:style-name="P33"/>
      <text:p text:style-name="P33">das <text:s/>Publikum <text:s text:c="3"/><text:tab/>das Ultimatun</text:p>
      <text:p text:style-name="P33">[ das pub-li-kum ]<text:tab/>[ das <text:s/>ul-ti-m-tum ]</text:p>
      <text:p text:style-name="P33"><text:soft-page-break/></text:p>
      <text:p text:style-name="P33">der <text:s/>Band<text:tab/>- <text:tab/>volume of a book</text:p>
      <text:p text:style-name="P33">die <text:s/>Band<text:tab/>-<text:tab/>band</text:p>
      <text:p text:style-name="P33">das Band<text:tab/>-<text:tab/>ribbon</text:p>
      <text:p text:style-name="P33"/>
      <text:p text:style-name="P33"/>
      <text:p text:style-name="P9">_________________________________________________________________________________________________</text:p>
      <text:p text:style-name="P9"/>
      <text:p text:style-name="P33"/>
      <text:p text:style-name="P34"><text:span text:style-name="T1">Der, die oder das</text:span> [ dir di <text:s/>orda das] { The, the or the }</text:p>
      <text:p text:style-name="P34"/>
      <text:p text:style-name="P51">Der</text:p>
      <text:p text:style-name="P34">der Arzt <text:s/><text:tab/><text:tab/>[ der arz ]<text:tab/><text:tab/>the doctor</text:p>
      <text:p text:style-name="P34">der Mann</text:p>
      <text:p text:style-name="P34">der Januar<text:tab/><text:tab/>[ der Janwa ]</text:p>
      <text:p text:style-name="P34">der Donnerstag<text:tab/><text:tab/>[ der Don-na-stag ]<text:tab/>thursday</text:p>
      <text:p text:style-name="P34">der Frühling<text:tab/><text:tab/>[ der Fruq-ling ]<text:tab/><text:tab/>spring</text:p>
      <text:p text:style-name="P34">der Wein<text:tab/><text:tab/>[ der vin ]</text:p>
      <text:p text:style-name="P34"/>
      <text:p text:style-name="P51">Die</text:p>
      <text:p text:style-name="P35">die Freundschaft <text:tab/>[ di frojnd-xaft ]<text:tab/><text:tab/>the friendship</text:p>
      <text:p text:style-name="P35">die Frau<text:tab/><text:tab/>[ di fraw ]<text:tab/><text:tab/>the woman</text:p>
      <text:p text:style-name="P35">die Kultur<text:tab/><text:tab/>[ di kultur ]<text:tab/><text:tab/>the culture</text:p>
      <text:p text:style-name="P35">die Oma<text:tab/><text:tab/>[ di Oma ]<text:tab/><text:tab/>granny</text:p>
      <text:p text:style-name="P34"/>
      <text:p text:style-name="P52">Das</text:p>
      <text:p text:style-name="P36">das Kind<text:tab/><text:tab/>[ das kind ]<text:tab/><text:tab/>the child</text:p>
      <text:p text:style-name="P36">das Bier<text:tab/><text:tab/></text:p>
      <text:p text:style-name="P36">das Publikum<text:tab/><text:tab/>[ das publikum ]</text:p>
      <text:p text:style-name="P36">das Mädchen<text:tab/><text:tab/>[ das med-<text:span text:style-name="T6">ċ</text:span>jin ]<text:tab/><text:tab/>the girl</text:p>
      <text:p text:style-name="P36"/>
      <text:p text:style-name="P52">Die</text:p>
      <text:p text:style-name="P36">die Großeltern<text:tab/><text:tab/>[ di gros-eltan ]</text:p>
      <text:p text:style-name="P36">die Eltern<text:tab/><text:tab/>[ di eltan ]</text:p>
      <text:p text:style-name="P33"/>
      <text:p text:style-name="P10">_________________________________________________________________________________________________</text:p>
      <text:p text:style-name="P10"/>
      <text:p text:style-name="P52">Mein und meine</text:p>
      <text:p text:style-name="P52"/>
      <text:p text:style-name="P36">der Vater<text:tab/><text:tab/>mein Vater<text:tab/><text:tab/>( used for masculine and nutral nouns )<text:tab/></text:p>
      <text:p text:style-name="P36">das Kind<text:tab/><text:tab/>mein Kind</text:p>
      <text:p text:style-name="P36"/>
      <text:p text:style-name="P36">die Mutter<text:tab/><text:tab/>meine Mutter<text:tab/><text:tab/>( used for feminine and plural nouns )</text:p>
      <text:p text:style-name="P36">die Eltern<text:tab/><text:tab/>meine Eltern</text:p>
      <text:p text:style-name="P36"/>
      <text:p text:style-name="P10">_________________________________________________________________________________________________</text:p>
      <text:p text:style-name="P10"/>
      <text:p text:style-name="P36"><text:soft-page-break/>Das ist mein Vater.</text:p>
      <text:p text:style-name="P36"/>
      <text:p text:style-name="P36">Der Onkel.</text:p>
      <text:p text:style-name="P36">Das ist mein Onkel.</text:p>
      <text:p text:style-name="P36"/>
      <text:p text:style-name="P37">Die Tante.<text:tab/>[ di tante ]</text:p>
      <text:p text:style-name="P37">Das ist meine Tante.</text:p>
      <text:p text:style-name="P37"/>
      <text:p text:style-name="P37">Die Tochter.<text:tab/>[ toħta ]</text:p>
      <text:p text:style-name="P37">Das its meine Tochter.</text:p>
      <text:p text:style-name="P37"/>
      <text:p text:style-name="P37">Die Kinder.<text:tab/>[ kinda ]</text:p>
      <text:p text:style-name="P37">Das sind meine Kinder.</text:p>
      <text:p text:style-name="P37"/>
      <text:p text:style-name="P37">Der Bruder.</text:p>
      <text:p text:style-name="P37">Das its mein Bruder.</text:p>
      <text:p text:style-name="P37"/>
      <text:p text:style-name="P37">Die Geschwister.</text:p>
      <text:p text:style-name="P37">Das sind meine Geschwister.</text:p>
      <text:p text:style-name="P37"/>
      <text:p text:style-name="P37">Das ist mein Sohn. <text:tab/>[ <text:span text:style-name="T6">ż</text:span>on ]</text:p>
      <text:p text:style-name="P37">Wie heißt mein Mann.</text:p>
      <text:p text:style-name="P37">Meine Frau heißt Monika.</text:p>
      <text:p text:style-name="P37">Mein Onkel ist super. <text:tab/>[ <text:span text:style-name="T6">ż</text:span>upa]</text:p>
      <text:p text:style-name="P37">Dasist meine Tante.</text:p>
      <text:p text:style-name="P37"/>
      <text:p text:style-name="P11">_________________________________________________________________________________________________</text:p>
      <text:p text:style-name="P11"/>
      <text:p text:style-name="P53">Das Verb `sein` <text:s/>( The Verb ` to be ` )</text:p>
      <text:p text:style-name="P37"/>
      <text:p text:style-name="P37">das ist meine Großmutter.</text:p>
      <text:p text:style-name="P37"/>
      <text:p text:style-name="P37">Das sind meine Großeltern.</text:p>
      <text:p text:style-name="P37"/>
      <text:p text:style-name="P37">Das ist mein Bruder.</text:p>
      <text:p text:style-name="P37"/>
      <text:p text:style-name="P37">Das sind meine Geschwister.</text:p>
      <text:p text:style-name="P37"/>
      <text:p text:style-name="P37">Ich<text:tab/><text:tab/>lerne<text:tab/><text:tab/>-E<text:tab/><text:tab/><text:tab/><text:tab/>ich <text:s/><text:tab/><text:tab/>bin<text:tab/><text:tab/>I am</text:p>
      <text:p text:style-name="P37">Du<text:tab/><text:tab/>lernst<text:tab/><text:tab/>-ST<text:tab/><text:tab/><text:tab/><text:tab/>du <text:s/><text:tab/><text:tab/>bist<text:tab/><text:tab/>you are</text:p>
      <text:p text:style-name="P37">Er, sie, es<text:tab/>lernt<text:tab/><text:tab/>-T<text:tab/><text:tab/><text:tab/><text:tab/>er, sie es <text:s/><text:tab/>ist<text:tab/><text:tab/>he, she, it <text:s/>is</text:p>
      <text:p text:style-name="P37">Wir<text:tab/><text:tab/>lernen<text:tab/><text:tab/>-EN<text:tab/><text:tab/><text:tab/><text:tab/>wir<text:tab/><text:tab/>sind<text:tab/><text:tab/>we are</text:p>
      <text:p text:style-name="P37">Ihr<text:tab/><text:tab/>lernt<text:tab/><text:tab/>-T<text:tab/><text:tab/><text:tab/><text:tab/>ihr<text:tab/><text:tab/>seid<text:tab/><text:tab/>you are</text:p>
      <text:p text:style-name="P37">sie, Sie<text:tab/><text:tab/>lernen<text:tab/><text:tab/>-EN<text:tab/><text:tab/><text:tab/><text:tab/>sie, Sie<text:tab/><text:tab/>sind<text:tab/><text:tab/>they are, I am <text:span text:style-name="T13">(formal)</text:span></text:p>
      <text:p text:style-name="P58"/>
      <text:p text:style-name="P58"/>
      <text:p text:style-name="P58"/>
      <text:p text:style-name="P58"/>
      <text:p text:style-name="P57"><text:soft-page-break/>Ich bin Sandra</text:p>
      <text:p text:style-name="P57"/>
      <text:p text:style-name="P57">Wer bist du?<text:tab/><text:tab/><text:tab/> <text:tab/><text:tab/>Who are you? </text:p>
      <text:p text:style-name="P57"/>
      <text:p text:style-name="P57">Wer ist das?<text:tab/><text:tab/><text:tab/><text:tab/><text:tab/>Who is this?</text:p>
      <text:p text:style-name="P57"/>
      <text:p text:style-name="P57">Wir sind aus Deutschland.<text:tab/><text:tab/><text:tab/><text:tab/>We are from Germany. </text:p>
      <text:p text:style-name="P57"/>
      <text:p text:style-name="P57">Ihr seid aus Deutschland.<text:tab/><text:tab/><text:tab/><text:tab/>You are from Germany.</text:p>
      <text:p text:style-name="P57"/>
      <text:p text:style-name="P57">Sie sind aus Deutschland.<text:tab/><text:tab/><text:tab/><text:tab/>Thet are from Germany.</text:p>
      <text:p text:style-name="P57"/>
      <text:p text:style-name="P57"/>
      <text:p text:style-name="P57">Entschuldigung, wo ist der Bahnhof?<text:tab/><text:tab/>Excuse me, where is the train station</text:p>
      <text:p text:style-name="P57">[ en-xul-i-gong, vo ist ter ban-ħof? ]</text:p>
      <text:p text:style-name="P57"/>
      <text:p text:style-name="P57">Entschuldigung Sie, wo sind die Teller?<text:tab/><text:tab/>Excuse me, where are the plates?</text:p>
      <text:p text:style-name="P57">[ en-xul-i-gong <text:s/>żi, vo żind di tella ?]</text:p>
      <text:p text:style-name="P57"/>
      <text:p text:style-name="P37"/>
      <text:p text:style-name="P12">_________________________________________________________________________________________________</text:p>
      <text:p text:style-name="P12"/>
      <text:p text:style-name="P54">Jung [ jqung ] young<text:tab/>or<text:tab/>Alt [ alt ] old</text:p>
      <text:p text:style-name="P38"/>
      <text:p text:style-name="P38"/>
      <text:p text:style-name="P38">Sie ist jung<text:tab/><text:tab/>She is young<text:tab/></text:p>
      <text:p text:style-name="P38"/>
      <text:p text:style-name="P38">Sie sind jung<text:tab/><text:tab/>They are young / <text:s/>You are young</text:p>
      <text:p text:style-name="P38"/>
      <text:p text:style-name="P38">Er ist alt<text:tab/><text:tab/>He is old</text:p>
      <text:p text:style-name="P38"/>
      <text:p text:style-name="P38">Sie sind alt<text:tab/><text:tab/>They are old</text:p>
      <text:p text:style-name="P38"/>
      <text:p text:style-name="P38">Sie ist alt<text:tab/><text:tab/> She is old</text:p>
      <text:p text:style-name="P38"/>
      <text:p text:style-name="P54">Klein [ <text:span text:style-name="T14">klajn</text:span> ] <text:span text:style-name="T14">small</text:span><text:tab/>or<text:tab/><text:span text:style-name="T14">Groß [ gros ] big</text:span></text:p>
      <text:p text:style-name="P38"/>
      <text:p text:style-name="P40">Die Maust ist klein<text:tab/><text:tab/>The mouse is small</text:p>
      <text:p text:style-name="P40">[ di mawst ist klajn ]</text:p>
      <text:p text:style-name="P40"/>
      <text:p text:style-name="P40">Die Elefanten sind groß<text:tab/>The elephants are big</text:p>
      <text:p text:style-name="P40">[ di elefantin <text:s/><text:span text:style-name="T6">ż</text:span>ind gros ]</text:p>
      <text:p text:style-name="P40"/>
      <text:p text:style-name="P40">Die Welle ist groß<text:tab/><text:tab/>The wave is big</text:p>
      <text:p text:style-name="P40">[ di vella ist gros ]</text:p>
      <text:p text:style-name="P40"/>
      <text:p text:style-name="P40">Die hunde sind klein<text:tab/><text:tab/>The dogs are small</text:p>
      <text:p text:style-name="P40">[ di ħunda <text:span text:style-name="T6">ż</text:span>ind klajn ]</text:p>
      <text:p text:style-name="P40"/>
      <text:p text:style-name="P40"><text:soft-page-break/>Das Haus ist klein<text:tab/>The house is small</text:p>
      <text:p text:style-name="P40">[ das ħaws ist klajn ]</text:p>
      <text:p text:style-name="P40"/>
      <text:p text:style-name="P40">Die Stadt <text:span text:style-name="T15">ist groß<text:tab/>The city is big</text:span></text:p>
      <text:p text:style-name="P41">[ di xtat ist gros ]</text:p>
      <text:p text:style-name="P13">_________________________________________________________________________________________________</text:p>
      <text:p text:style-name="P13"/>
      <text:p text:style-name="P56"><text:span text:style-name="T4">Welche Sprachen sprichst du?</text:span><text:span text:style-name="T10"><text:tab/><text:tab/></text:span><text:bookmark text:name="tw-target-text"/><text:span text:style-name="T10">Which languages ​​do you speak?</text:span></text:p>
      <text:p text:style-name="P55"/>
      <text:p text:style-name="P42">[ veħje xpraħen xprixt du? ]</text:p>
      <text:p text:style-name="P42"/>
      <text:p text:style-name="P42">Welche <text:tab/>which</text:p>
      <text:p text:style-name="P42">Sprache<text:tab/>languages</text:p>
      <text:p text:style-name="P42">Sprechen<text:tab/>speak<text:tab/><text:tab/>[ xprexin ]</text:p>
      <text:p text:style-name="P42"/>
      <text:p text:style-name="P42">Ich spreche Deutsch, Englisch, Kroatisch und ein bisschen Spanisch.</text:p>
      <text:p text:style-name="P13"/>
      <text:p text:style-name="P38">ein bisschen<text:tab/><text:tab/><text:span text:style-name="T16">[ ajn nis-sjin ]<text:tab/><text:tab/>a little bit</text:span></text:p>
      <text:p text:style-name="P38"/>
      <text:p text:style-name="P38">Ich spreche Maltesisch, Englisch, Italienisch und ein bisschen Deutsch.</text:p>
      <text:p text:style-name="P38"/>
      <text:p text:style-name="P38">Das ist Michael.</text:p>
      <text:p text:style-name="P39">Er spricht Deutsch, Französisch und Portugiesisch.<text:tab/><text:span text:style-name="T17">[ Fran-zqe-</text:span><text:span text:style-name="T6">ż</text:span><text:span text:style-name="T17">ix <text:s/>und Portuge-</text:span><text:span text:style-name="T6">ż</text:span><text:span text:style-name="T17">ix]</text:span></text:p>
      <text:p text:style-name="P38"><text:tab/><text:tab/><text:tab/></text:p>
      <text:p text:style-name="P38"/>
      <text:p text:style-name="P43">Hallo ich bin <text:span text:style-name="T18">Christ.</text:span></text:p>
      <text:p text:style-name="P43">Ich spreche Deutsch, Englisch und <text:s/><text:span text:style-name="T18">Französisch.</text:span></text:p>
      <text:p text:style-name="P43"/>
      <text:p text:style-name="P43"/>
      <text:p text:style-name="P43">Das ist Anna.</text:p>
      <text:p text:style-name="P43">Anna welche Sprachen sprichst du?</text:p>
      <text:p text:style-name="P43"><text:tab/><text:tab/><text:tab/>Ich spreche Deutsch, Englisch und ein bisschen Japanisch.</text:p>
      <text:p text:style-name="P43"/>
      <text:p text:style-name="P43"/>
      <text:p text:style-name="P43">Hallo, mein Name ist Sophia Hermann.</text:p>
      <text:p text:style-name="P43">Ich komme aus der Schweiz.</text:p>
      <text:p text:style-name="P43">Ich spreche Deutsch, und Italienisch.</text:p>
      <text:p text:style-name="P43"/>
      <text:p text:style-name="P43"/>
      <text:p text:style-name="P43">Hallo ich heiße Cornelius.</text:p>
      <text:p text:style-name="P43">Ich komme aus Spanien.</text:p>
      <text:p text:style-name="P43">Ich spreche Deutch, Spanisch und ein bisschen Chinesisch.</text:p>
      <text:p text:style-name="P43"/>
      <text:p text:style-name="P43">Welche Sprachen sprechen die Leute?<text:tab/><text:tab/><text:tab/><text:tab/>What languages ​​do people speak?</text:p>
      <text:p text:style-name="P43"/>
      <text:p text:style-name="P44">Deutsch, Englisch, <text:s/><text:span text:style-name="T18">Französisch, <text:s/></text:span><text:span text:style-name="T17">Japanisch, <text:s/>Italienisch, <text:s/>Spanien </text:span>und <text:s/><text:span text:style-name="T17">Chinesisch.</text:span></text:p>
      <text:p text:style-name="P44"/>
      <text:p text:style-name="P14"><text:soft-page-break/>_________________________________________________________________________________________________</text:p>
      <text:p text:style-name="P14"/>
      <text:p text:style-name="P71">Youtube exercises</text:p>
      <text:p text:style-name="P45"/>
      <text:p text:style-name="P45">Hey, wie geht es dir?</text:p>
      <text:p text:style-name="P45"><text:tab/><text:tab/><text:tab/><text:tab/>Mir geht’s git danke.</text:p>
      <text:p text:style-name="P45"><text:tab/><text:tab/><text:tab/><text:tab/>Und wie geht’s dir?</text:p>
      <text:p text:style-name="P45"/>
      <text:p text:style-name="P45">Mir geht’s gut, danke der Nachfrage.<text:tab/><text:tab/><text:tab/>[ dunke der <text:s/>naħ-fra-ge ]<text:tab/><text:tab/>thanks for asking</text:p>
      <text:p text:style-name="P45"/>
      <text:p text:style-name="P45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45"/>
      <text:p text:style-name="P45"/>
      <text:p text:style-name="P45"/>
      <text:p text:style-name="P45">Welche Sparachen sprichst du?<text:tab/><text:tab/><text:tab/><text:tab/></text:p>
      <text:p text:style-name="P45"><text:tab/><text:tab/><text:tab/><text:tab/>Ich spreche Deutsch und Englisch.</text:p>
      <text:p text:style-name="P45"/>
      <text:p text:style-name="P45">Welche Sprachen sprechen Sie?</text:p>
      <text:p text:style-name="P45"><text:tab/><text:tab/><text:tab/><text:tab/>Ich spreche Spanisch und Chinesisch.</text:p>
      <text:p text:style-name="P45"/>
      <text:p text:style-name="P45"/>
      <text:p text:style-name="P45"/>
      <text:p text:style-name="P45"/>
      <text:p text:style-name="P45">Wie heiŋt du?<text:tab/></text:p>
      <text:p text:style-name="P45"><text:tab/><text:tab/><text:tab/><text:tab/>Iche heiße Chris.</text:p>
      <text:p text:style-name="P45"/>
      <text:p text:style-name="P45"/>
      <text:p text:style-name="P45">Wie heißen Sie?</text:p>
      <text:p text:style-name="P45"><text:tab/><text:tab/><text:tab/><text:tab/>Ich heiße Max.</text:p>
      <text:p text:style-name="P45"/>
      <text:p text:style-name="P45"/>
      <text:p text:style-name="P45"/>
      <text:p text:style-name="P45">Wie geht’s dir?</text:p>
      <text:p text:style-name="P45"><text:tab/><text:tab/><text:tab/><text:tab/><text:span text:style-name="T19">Mir geht es super!</text:span></text:p>
      <text:p text:style-name="P45"><text:tab/><text:tab/><text:tab/></text:p>
      <text:p text:style-name="P46">Wie geht es Ihnen?<text:tab/></text:p>
      <text:p text:style-name="P46"><text:tab/><text:tab/><text:tab/><text:tab/>Es geht mir ausgezeichnet<text:tab/><text:tab/>[ es <text:s/>get <text:s/>mia <text:s/>aws-gez-ħaj-net ]</text:p>
      <text:p text:style-name="P46"/>
      <text:p text:style-name="P46"/>
      <text:p text:style-name="P46">ausgezeichnet<text:tab/><text:tab/><text:tab/>[ aws-gez-ħaj-net ]<text:tab/><text:tab/><text:tab/>excellent</text:p>
      <text:p text:style-name="P46"/>
      <text:p text:style-name="P46"/>
      <text:p text:style-name="P62">_________________________________________________________________________________________________</text:p>
      <text:p text:style-name="P62"/>
      <text:p text:style-name="P62"/>
      <text:p text:style-name="P62"/>
      <text:p text:style-name="P62"/>
      <text:p text:style-name="P62"><text:soft-page-break/></text:p>
      <text:p text:style-name="P64"><text:span text:style-name="T1">Das verb ‘sprechen’</text:span> <text:s/>(The verb talk) <text:tab/>[ xpre-xin ]</text:p>
      <text:p text:style-name="P64"/>
      <text:p text:style-name="P64">Ich spreche <text:tab/><text:tab/>[ i<text:span text:style-name="T20">ħx xprexe </text:span>]</text:p>
      <text:p text:style-name="P64"/>
      <text:p text:style-name="P66">du sprichst<text:tab/><text:tab/>[du xprist]</text:p>
      <text:p text:style-name="P66"/>
      <text:p text:style-name="P66">er / sie / es spricht<text:tab/>[er xprixt]</text:p>
      <text:p text:style-name="P66"/>
      <text:p text:style-name="P66">wir sprechen<text:tab/><text:tab/>[ vija xre-xen ]</text:p>
      <text:p text:style-name="P66"/>
      <text:p text:style-name="P66">ihr sprecht<text:tab/><text:tab/>[ ija xrext ]</text:p>
      <text:p text:style-name="P66"/>
      <text:p text:style-name="P66">Sie / sie<text:tab/> sprechen<text:tab/>[ <text:span text:style-name="T6">ż</text:span>i xpre-xen ]</text:p>
      <text:p text:style-name="P66"/>
      <text:p text:style-name="P66"/>
      <text:p text:style-name="P72">Similar verbs</text:p>
      <text:p text:style-name="P72"/>
      <text:p text:style-name="P66"><text:span text:style-name="T1">essen</text:span><text:tab/> (to eat)<text:tab/><text:tab/>[ esin ]</text:p>
      <text:p text:style-name="P66"/>
      <text:p text:style-name="P65">Ich <text:span text:style-name="T21">esse<text:tab/><text:tab/>[ iħx ese ]</text:span></text:p>
      <text:p text:style-name="P65"/>
      <text:p text:style-name="P66">du <text:span text:style-name="T21">isst<text:tab/><text:tab/><text:tab/>[ du ist ]</text:span></text:p>
      <text:p text:style-name="P66"/>
      <text:p text:style-name="P66">er / sie / es <text:span text:style-name="T21">isst<text:tab/><text:tab/>[ er ist ]</text:span></text:p>
      <text:p text:style-name="P66"/>
      <text:p text:style-name="P66">wir <text:span text:style-name="T21">essen<text:tab/><text:tab/>[ vija esen ]</text:span></text:p>
      <text:p text:style-name="P66"/>
      <text:p text:style-name="P66">ihr <text:span text:style-name="T21">esst<text:tab/><text:tab/><text:tab/>[ ija est ]</text:span></text:p>
      <text:p text:style-name="P66"/>
      <text:p text:style-name="P67">Sie / sie<text:tab/> <text:span text:style-name="T21">essen<text:tab/><text:tab/>[ </text:span><text:span text:style-name="T6">ż</text:span><text:span text:style-name="T21">i <text:s/>esen ]</text:span></text:p>
      <text:p text:style-name="P67"/>
      <text:p text:style-name="P67"/>
      <text:p text:style-name="P67"/>
      <text:p text:style-name="P68"><text:span text:style-name="T1">geben </text:span>( to give )<text:tab/>[ geben ]</text:p>
      <text:p text:style-name="P68"/>
      <text:p text:style-name="P68">ich gebe<text:tab/><text:tab/>[ iħx ge-be ]</text:p>
      <text:p text:style-name="P68"/>
      <text:p text:style-name="P68">du gibst<text:tab/><text:tab/>[ du gibst ]</text:p>
      <text:p text:style-name="P68"/>
      <text:p text:style-name="P68">er / sie / es <text:s/>gibt<text:tab/><text:tab/>[ er gibt ]</text:p>
      <text:p text:style-name="P68"/>
      <text:p text:style-name="P68">wir geben<text:tab/><text:tab/>[ vija ge-ben ]</text:p>
      <text:p text:style-name="P68"/>
      <text:p text:style-name="P68">ihr gebt<text:tab/><text:tab/><text:tab/>[ ija gebt ]</text:p>
      <text:p text:style-name="P68"/>
      <text:p text:style-name="P68">sie / Sie gebt<text:tab/><text:tab/>[ <text:span text:style-name="T6">ż</text:span>i gebt ]</text:p>
      <text:p text:style-name="P66"><text:soft-page-break/></text:p>
      <text:p text:style-name="P69">ich spreche Tschechisch<text:tab/><text:tab/>[ iħx xpreħe <text:s/><text:span text:style-name="T6">Ċ</text:span>e-kix ]</text:p>
      <text:p text:style-name="P69"/>
      <text:p text:style-name="P69">du sprichst Arabisch<text:tab/><text:tab/><text:tab/>[ du xprist <text:s/>Arabix]</text:p>
      <text:p text:style-name="P69"/>
      <text:p text:style-name="P69">Mein Bruder spricht Koreanisch<text:tab/>[ majn Bruda sprixt <text:s/>Ko-re-anix ]</text:p>
      <text:p text:style-name="P69"/>
      <text:p text:style-name="P69">Meine Mutter spricht Russisch<text:tab/><text:tab/>[ Majne Muter xprixt <text:s/>Ru-six ]</text:p>
      <text:p text:style-name="P69"/>
      <text:p text:style-name="P70">Mein Kind spricht Türkisch<text:tab/><text:tab/>[ Majn kind xprixt Tqur-kix ]</text:p>
      <text:p text:style-name="P70"/>
      <text:p text:style-name="P70">Wir sprechen Griechisch<text:tab/><text:tab/>[ Vija xpre-xen Gri-kix ]</text:p>
      <text:p text:style-name="P70"/>
      <text:p text:style-name="P70">Ihr sprecht Amerikanisch<text:tab/><text:tab/>[ Ija xpreht a-me-ri-ka-nix ]</text:p>
      <text:p text:style-name="P70"/>
      <text:p text:style-name="P70">Die Touristen spreche Spanisch</text:p>
      <text:p text:style-name="P69"/>
      <text:p text:style-name="P69"/>
      <text:p text:style-name="P66"/>
      <text:p text:style-name="P13">_________________________________________________________________________________________________</text:p>
      <text:p text:style-name="P13"/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9-25T19:32:00.855797698</dc:date>
    <meta:editing-duration>PT16H54M50S</meta:editing-duration>
    <meta:editing-cycles>87</meta:editing-cycles>
    <meta:generator>LibreOffice/7.3.7.2$Linux_X86_64 LibreOffice_project/30$Build-2</meta:generator>
    <meta:document-statistic meta:table-count="0" meta:image-count="0" meta:object-count="0" meta:page-count="11" meta:paragraph-count="286" meta:word-count="1678" meta:character-count="9698" meta:non-whitespace-character-count="7925"/>
  </office:meta>
</office:document-meta>
</file>